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949b" officeooo:paragraph-rsid="0008949b"/>
    </style:style>
    <style:style style:name="T1" style:family="text">
      <style:text-properties officeooo:rsid="0008949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9211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</text:span>go to assignment 3 directory in the terminal</text:p>
      <text:p text:style-name="Standard"><text:span text:style-name="T1">2. </text:span>in the first terminal and enter python3 p1.py (<text:span text:style-name="T3">p1.py must be run first in order to generate correctly)</text:span></text:p>
      <text:p text:style-name="Standard"><text:span text:style-name="T1">3. </text:span>in the assignment 3 directory in the terminal enter python main.py</text:p>
      <text:p text:style-name="Standard"/>
      <text:p text:style-name="P1">1.in the assignment 3 directory</text:p>
      <text:p text:style-name="P1"/>
      <text:p text:style-name="P1">python3 p1.py</text:p>
      <text:p text:style-name="P1"/>
      <text:p text:style-name="P1">i2.n the assignment 3 directory (new shell window)</text:p>
      <text:p text:style-name="P1"/>
      <text:p text:style-name="P1">python3 main.py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9T19:05:38.459418352</meta:creation-date>
    <dc:date>2021-06-19T19:08:34.667271861</dc:date>
    <meta:editing-duration>PT2M56S</meta:editing-duration>
    <meta:editing-cycles>1</meta:editing-cycles>
    <meta:document-statistic meta:table-count="0" meta:image-count="0" meta:object-count="0" meta:page-count="1" meta:paragraph-count="7" meta:word-count="57" meta:character-count="330" meta:non-whitespace-character-count="280"/>
    <meta:generator>LibreOffice/6.4.7.2$Linux_X86_64 LibreOffice_project/40$Build-2</meta:generator>
  </office:meta>
</office:document-meta>
</file>